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06cm" svg:stroke-color="#579835" draw:marker-start-width="0.359cm" draw:marker-end-width="0.359cm" draw:fill="none" draw:textarea-horizontal-align="justify" draw:textarea-vertical-align="middle" draw:auto-grow-height="false" fo:min-height="1.097cm" fo:min-width="1.74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579835" draw:marker-start-width="0.359cm" draw:marker-end-width="0.359cm" draw:fill="none" draw:textarea-horizontal-align="justify" draw:textarea-vertical-align="middle" draw:auto-grow-height="false" fo:min-height="0.991cm" fo:min-width="1.639cm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2.718cm" fo:min-width="5.135cm" fo:padding-top="0.165cm" fo:padding-bottom="0.165cm" fo:padding-left="0.29cm" fo:padding-right="0.29cm"/>
    </style:style>
    <style:style style:name="gr7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2.718cm" fo:min-width="5.135cm" fo:padding-top="0.165cm" fo:padding-bottom="0.165cm" fo:padding-left="0.29cm" fo:padding-right="0.29cm"/>
    </style:style>
    <style:style style:name="gr8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1.194cm" fo:min-width="4.373cm" fo:padding-top="0.165cm" fo:padding-bottom="0.165cm" fo:padding-left="0.29cm" fo:padding-right="0.29cm"/>
    </style:style>
    <style:style style:name="gr9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1.067cm" fo:min-width="4.5cm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1.194cm" fo:min-width="4.5cm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svg:stroke-width="0.081cm" svg:stroke-color="#f79448" draw:marker-start-width="0.321cm" draw:marker-end-width="0.321cm" draw:fill="none" draw:textarea-horizontal-align="justify" draw:textarea-vertical-align="top" draw:auto-grow-height="false" fo:min-height="1.194cm" fo:min-width="4.5cm" fo:padding-top="0.165cm" fo:padding-bottom="0.165cm" fo:padding-left="0.29cm" fo:padding-right="0.29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52cm" svg:height="0.584cm" svg:x="2.144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47cm" svg:y1="9.839cm" svg:x2="2.47cm" svg:y2="10.423cm">
          <text:p/>
        </draw:line>
        <draw:line draw:style-name="gr2" draw:text-style-name="P2" draw:layer="layout" svg:x1="2.47cm" svg:y1="9.839cm" svg:x2="2.035cm" svg:y2="10.131cm">
          <text:p/>
        </draw:line>
        <draw:line draw:style-name="gr2" draw:text-style-name="P2" xml:id="id4" draw:id="id4" draw:layer="layout" svg:x1="2.47cm" svg:y1="9.839cm" svg:x2="2.887cm" svg:y2="10.152cm">
          <text:p/>
        </draw:line>
        <draw:line draw:style-name="gr2" draw:text-style-name="P2" draw:layer="layout" svg:x1="2.488cm" svg:y1="10.423cm" svg:x2="2.053cm" svg:y2="10.715cm">
          <text:p/>
        </draw:line>
        <draw:line draw:style-name="gr2" draw:text-style-name="P2" draw:layer="layout" svg:x1="2.488cm" svg:y1="10.423cm" svg:x2="2.905cm" svg:y2="10.736cm">
          <text:p/>
        </draw:line>
        <draw:custom-shape draw:style-name="gr3" draw:text-style-name="P2" xml:id="id2" draw:id="id2" draw:layer="layout" svg:width="3.175cm" svg:height="1.905cm" svg:x="6.715cm" svg:y="4.937cm">
          <text:p text:style-name="P3">Par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.175cm" svg:height="1.905cm" svg:x="6.588cm" svg:y="12.938cm">
          <text:p text:style-name="P3">Ly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175cm" svg:height="1.905cm" svg:x="6.715cm" svg:y="9.001cm">
          <text:p text:style-name="P3">Niz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2.47cm" svg:y1="9.255cm" svg:x2="6.715cm" svg:y2="5.89cm" draw:start-shape="id1" draw:start-glue-point="4" draw:end-shape="id2" draw:end-glue-point="6" svg:d="M2470 9255c0-2244 1415-3365 4245-3365" svg:viewBox="0 0 4246 3366">
          <text:p/>
        </draw:connector>
        <draw:connector draw:style-name="gr5" draw:text-style-name="P2" draw:layer="layout" draw:type="curve" svg:x1="2.796cm" svg:y1="9.547cm" svg:x2="6.715cm" svg:y2="9.954cm" draw:start-shape="id1" draw:start-glue-point="10" draw:end-shape="id3" draw:end-glue-point="6" svg:d="M2796 9547c2920 0 961 407 3919 407" svg:viewBox="0 0 3920 408">
          <text:p/>
        </draw:connector>
        <draw:connector draw:style-name="gr5" draw:text-style-name="P2" draw:layer="layout" draw:type="curve" svg:x1="2.887cm" svg:y1="9.995cm" svg:x2="6.588cm" svg:y2="13.891cm" draw:start-shape="id4" draw:start-glue-point="1" draw:end-shape="id5" draw:end-glue-point="6" svg:d="M2887 9995c2736 0 886 3896 3701 3896" svg:viewBox="0 0 3702 3897">
          <text:p/>
        </draw:connector>
        <draw:custom-shape draw:style-name="gr6" draw:text-style-name="P5" xml:id="id6" draw:id="id6" draw:layer="layout" svg:width="5.715cm" svg:height="3.048cm" svg:x="7.477cm" svg:y="1.127cm">
          <text:list text:style-name="L2">
            <text:list-item>
              <text:p text:style-name="P4"><text:span text:style-name="T1">rainy, </text:span><text:span text:style-name="T1">workd</text:span><text:span text:style-name="T1">ay, </text:span><text:span text:style-name="T1">mornin</text:span><text:span text:style-name="T1">g</text:span></text:p>
            </text:list-item>
            <text:list-item>
              <text:p text:style-name="P4"><text:span text:style-name="T1">rainy, </text:span><text:span text:style-name="T1">workd</text:span><text:span text:style-name="T1">ay, </text:span><text:span text:style-name="T1">aftern</text:span><text:span text:style-name="T1">oon</text:span></text:p>
            </text:list-item>
            <text:list-item>
              <text:p text:style-name="P4"><text:span text:style-name="T1">rainy, </text:span><text:span text:style-name="T1">workd</text:span><text:span text:style-name="T1">ay, </text:span><text:span text:style-name="T1">night</text:span></text:p>
            </text:list-item>
            <text:list-item>
              <text:p text:style-name="P4"><text:span text:style-name="T1">rainy, </text:span><text:span text:style-name="T1">workd</text:span><text:span text:style-name="T1">ay, </text:span><text:span text:style-name="T1">early </text:span><text:span text:style-name="T1">mornin</text:span><text:span text:style-name="T1">g</text:span></text:p>
            </text:list-item>
            <text:list-item>
              <text:p text:style-name="P4"><text:span text:style-name="T1">cloudl</text:span><text:span text:style-name="T1">ess, </text:span><text:span text:style-name="T1">workd</text:span><text:span text:style-name="T1">ay, </text:span><text:span text:style-name="T1">mornin</text:span><text:span text:style-name="T1">g</text:span></text:p>
            </text:list-item>
            <text:list-item>
              <text:p text:style-name="P4"><text:span text:style-name="T1">cloudl</text:span><text:span text:style-name="T1">ess, </text:span><text:span text:style-name="T1">workd</text:span><text:span text:style-name="T1">ay, </text:span><text:span text:style-name="T1">aftern</text:span><text:span text:style-name="T1">oon</text:span></text:p>
              <text:p text:style-name="P4"><text:span text:style-name="T1">…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5.715cm" svg:height="3.048cm" svg:x="11.795cm" svg:y="4.556cm">
          <text:list text:style-name="L2">
            <text:list-item>
              <text:p text:style-name="P4"><text:span text:style-name="T1">rainy, workday, morning</text:span></text:p>
            </text:list-item>
            <text:list-item>
              <text:p text:style-name="P4"><text:span text:style-name="T1">rainy, workday, afternoon</text:span></text:p>
            </text:list-item>
            <text:list-item>
              <text:p text:style-name="P4"><text:span text:style-name="T1">rainy, workday, night</text:span></text:p>
            </text:list-item>
            <text:list-item>
              <text:p text:style-name="P4"><text:span text:style-name="T1">rainy, workday, early morning</text:span></text:p>
            </text:list-item>
            <text:list-item>
              <text:p text:style-name="P4"><text:span text:style-name="T1">cloudless, workday, morning</text:span></text:p>
            </text:list-item>
            <text:list-item>
              <text:p text:style-name="P4"><text:span text:style-name="T1">cloudless, workday, afternoon</text:span></text:p>
              <text:p text:style-name="P4"><text:span text:style-name="T1">…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4.953cm" svg:height="1.524cm" svg:x="10.906cm" svg:y="8.112cm">
          <text:list text:style-name="L2">
            <text:list-item>
              <text:p text:style-name="P4"><text:span text:style-name="T1">rainy, workday, morning</text:span></text:p>
            </text:list-item>
            <text:list-item>
              <text:p text:style-name="P4"><text:span text:style-name="T1">rainy, workday, afternoon</text:span></text:p>
              <text:p text:style-name="P4"><text:span text:style-name="T1">…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9" draw:id="id9" draw:layer="layout" svg:width="5.08cm" svg:height="1.397cm" svg:x="10.906cm" svg:y="10.525cm">
          <text:list text:style-name="L2">
            <text:list-item>
              <text:p text:style-name="P4"><text:span text:style-name="T1">rainy, workday, morning</text:span></text:p>
            </text:list-item>
            <text:list-item>
              <text:p text:style-name="P4"><text:span text:style-name="T1">rainy, workday, afternoon</text:span></text:p>
              <text:p text:style-name="P4"><text:span text:style-name="T1">…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xml:id="id10" draw:id="id10" draw:layer="layout" svg:width="5.08cm" svg:height="1.524cm" svg:x="10.779cm" svg:y="12.811cm">
          <text:list text:style-name="L2">
            <text:list-item>
              <text:p text:style-name="P4"><text:span text:style-name="T1">rainy, workday, morning</text:span></text:p>
            </text:list-item>
            <text:list-item>
              <text:p text:style-name="P4"><text:span text:style-name="T1">rainy, workday, afternoon</text:span></text:p>
              <text:p text:style-name="P4"><text:span text:style-name="T1">…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1" draw:id="id11" draw:layer="layout" svg:width="5.08cm" svg:height="1.524cm" svg:x="10.271cm" svg:y="15.224cm">
          <text:list text:style-name="L2">
            <text:list-item>
              <text:p text:style-name="P4"><text:span text:style-name="T1">rainy, workday, morning</text:span></text:p>
            </text:list-item>
            <text:list-item>
              <text:p text:style-name="P4"><text:span text:style-name="T1">rainy, workday, afternoon</text:span></text:p>
              <text:p text:style-name="P4"><text:span text:style-name="T1">…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8.303cm" svg:y1="4.937cm" svg:x2="10.334cm" svg:y2="4.175cm" draw:start-shape="id2" draw:start-glue-point="4" draw:end-shape="id6" draw:end-glue-point="2" svg:d="M8303 4937c0-580 2031-200 2031-762" svg:viewBox="0 0 2032 763">
          <text:p/>
        </draw:connector>
        <draw:connector draw:style-name="gr5" draw:text-style-name="P2" draw:layer="layout" draw:type="curve" svg:x1="9.89cm" svg:y1="5.89cm" svg:x2="11.795cm" svg:y2="6.08cm" draw:start-shape="id2" draw:start-glue-point="10" draw:end-shape="id7" draw:end-glue-point="3" svg:d="M9890 5890c1437 0 485 190 1905 190" svg:viewBox="0 0 1906 191">
          <text:p/>
        </draw:connector>
        <draw:connector draw:style-name="gr5" draw:text-style-name="P2" draw:layer="layout" draw:type="curve" svg:x1="9.425cm" svg:y1="9.28cm" svg:x2="10.906cm" svg:y2="8.874cm" draw:start-shape="id3" draw:start-glue-point="11" draw:end-shape="id8" draw:end-glue-point="3" svg:d="M9425 9280c0-271 493-406 1481-406" svg:viewBox="0 0 1482 407">
          <text:p/>
        </draw:connector>
        <draw:connector draw:style-name="gr5" draw:text-style-name="P2" draw:layer="layout" draw:type="curve" svg:x1="9.89cm" svg:y1="9.954cm" svg:x2="10.906cm" svg:y2="11.223cm" draw:start-shape="id3" draw:start-glue-point="10" draw:end-shape="id9" draw:end-glue-point="3" svg:d="M9890 9954c771 0 263 1269 1016 1269" svg:viewBox="0 0 1017 1270">
          <text:p/>
        </draw:connector>
        <draw:connector draw:style-name="gr5" draw:text-style-name="P2" draw:layer="layout" draw:type="curve" svg:x1="9.763cm" svg:y1="13.891cm" svg:x2="10.779cm" svg:y2="13.573cm" draw:start-shape="id5" draw:start-glue-point="10" draw:end-shape="id10" draw:end-glue-point="3" svg:d="M9763 13891c771 0 263-318 1016-318" svg:viewBox="0 0 1017 319">
          <text:p/>
        </draw:connector>
        <draw:connector draw:style-name="gr5" draw:text-style-name="P2" draw:layer="layout" draw:type="curve" svg:x1="9.298cm" svg:y1="14.564cm" svg:x2="10.271cm" svg:y2="15.986cm" draw:start-shape="id5" draw:start-glue-point="9" draw:end-shape="id11" draw:end-glue-point="3" svg:d="M9298 14564c0 948 324 1422 973 1422" svg:viewBox="0 0 974 14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03:42:06.143436919</meta:creation-date>
    <dc:date>2020-08-02T03:53:21.976431498</dc:date>
    <meta:editing-duration>PT59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